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style style:name="P2" style:family="paragraph" style:parent-style-name="Text_20_body" style:list-style-name="L1"/>
    <style:style style:name="P3" style:family="paragraph" style:parent-style-name="Standard" style:list-style-name="L2"/>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bscription:</text:p>
      <text:p text:style-name="Standard"/>
      <text:list text:style-name="L1">
        <text:list-item>
          <text:p text:style-name="P1">EULA with add on warranties and non GPL viral effect (all Customer's development free of GPL license limitations). This agreement continues to be valid even if customers do not renew their subscription.</text:p>
        </text:list-item>
        <text:list-item>
          <text:p text:style-name="P1">Product documentation including user and admin guides to eXo platform portal, ECM, JCR, and Portlet Container. (currently we have all the docs accessible for free but it will not)</text:p>
        </text:list-item>
        <text:list-item>
          <text:p text:style-name="P2">Access to all Flash tutorial gives a visual guide to eXo platform and demonstrates a comprehensive tutorial that enhance the understanding of eXo products. (only part of Flash tutorials are accessible for free)</text:p>
        </text:list-item>
        <text:list-item>
          <text:p text:style-name="P2">Advanced Installer is an application that makes it quick and easy to install eXo platform products with simple clicks and allows better configuration to integrate existing database and directories (LDAP) in a multi platform environment.</text:p>
        </text:list-item>
        <text:list-item>
          <text:p text:style-name="P2">Unlimited access to online premium forum (customer request tracking?) support, you will get answer from eXo platform company technical specialist employees. (TODO) </text:p>
        </text:list-item>
        <text:list-item>
          <text:p text:style-name="P2">Unlimited email support within 48 hours response time for limited contact names per CPU.(i think we may join it with prev item using term customer request tracking with email notification)</text:p>
        </text:list-item>
        <text:list-item>
          <text:p text:style-name="P2">Update alert will send out email periodically to subscribers all the latest change in eXo documentations, flash tutorials, and product services. (TODO)</text:p>
        </text:list-item>
        <text:list-item>
          <text:p text:style-name="P2">Technical code improvement alert will send out email periodically to subscribers to inform of all the latest code patches, latest version, latest code improvement download. (TODO)</text:p>
        </text:list-item>
        <text:list-item>
          <text:p text:style-name="P2">Knowledge Base subscribers can access to all of eXo platform wiki knowledge bases. (TODO, i do not think we may put it into agreement yet)</text:p>
        </text:list-item>
        <text:list-item>
          <text:p text:style-name="P2">Feature Request Priority As customers you have priorities to request the latest features improvement for any of eXo products next version. (what does it mean?)</text:p>
          <text:p text:style-name="P2"/>
        </text:list-item>
      </text:list>
      <text:p text:style-name="Standard">Subscription is annual and per CPU because it is the unit of load increase and so more support demand. Subscription advantages are:</text:p>
      <text:list text:style-name="L2">
        <text:list-item>
          <text:p text:style-name="P3">EULA – it is obligatory to be Subscriber to get EULA</text:p>
        </text:list-item>
        <text:list-item>
          <text:p text:style-name="P3">Additional documentations (Guides, Flash tutorials)</text:p>
        </text:list-item>
        <text:list-item>
          <text:p text:style-name="P3">Additional software (Installer)</text:p>
        </text:list-item>
        <text:list-item>
          <text:p text:style-name="P3">Additional product/documentation changes notifications</text:p>
        </text:list-item>
        <text:list-item>
          <text:p text:style-name="P3">Professional support: limited contact name (3 customer contact with 1 eXo contact per CPU), 48 hours to answer via email</text:p>
        </text:list-item>
        <text:list-item>
          <text:p text:style-name="P3">Feature request priority (also depending on CPU number)</text:p>
          <text:p text:style-name="P3"><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2$Win32 OpenOffice.org_project/680m5$Build-9011
  </meta:generator>
    <meta:creation-date>2006-08-10T16:46:33</meta:creation-date>
    <dc:date>2006-08-11T08:11:28</dc:date>
    <dc:language>ru-RU</dc:language>
    <meta:editing-cycles>4</meta:editing-cycles>
    <meta:editing-duration>PT13H53M53S</meta:editing-duration>
    <meta:user-defined meta:name="Info 1"/>
    <meta:user-defined meta:name="Info 2"/>
    <meta:user-defined meta:name="Info 3"/>
    <meta:user-defined meta:name="Info 4"/>
    <meta:document-statistic meta:table-count="0" meta:image-count="0" meta:object-count="0" meta:page-count="1" meta:paragraph-count="19" meta:word-count="354" meta:character-count="2314"/>
  </office:meta>
</office:document-meta>
</file>